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cc96" officeooo:paragraph-rsid="0019cc96"/>
    </style:style>
    <style:style style:name="P2" style:family="paragraph" style:parent-style-name="Standard">
      <style:paragraph-properties fo:text-align="end" style:justify-single-word="false"/>
      <style:text-properties officeooo:rsid="0019cc96" officeooo:paragraph-rsid="0019cc96"/>
    </style:style>
    <style:style style:name="P3" style:family="paragraph" style:parent-style-name="Standard">
      <style:text-properties officeooo:rsid="0019cc96" officeooo:paragraph-rsid="001b82ca"/>
    </style:style>
    <style:style style:name="P4" style:family="paragraph" style:parent-style-name="Standard">
      <style:text-properties officeooo:rsid="0019cc96" officeooo:paragraph-rsid="001c85d8"/>
    </style:style>
    <style:style style:name="P5" style:family="paragraph" style:parent-style-name="Standard">
      <style:text-properties fo:font-weight="bold" officeooo:rsid="001df1d0" officeooo:paragraph-rsid="001eb77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9cc96" officeooo:paragraph-rsid="0019cc96"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df1d0" officeooo:paragraph-rsid="001df1d0" style:font-weight-asian="bold" style:font-weight-complex="bold"/>
    </style:style>
    <style:style style:name="P8" style:family="paragraph" style:parent-style-name="Standard">
      <style:text-properties officeooo:rsid="001bbb53" officeooo:paragraph-rsid="001d1a67"/>
    </style:style>
    <style:style style:name="P9" style:family="paragraph" style:parent-style-name="Standard">
      <style:text-properties officeooo:rsid="001d1a67" officeooo:paragraph-rsid="001d1a67"/>
    </style:style>
    <style:style style:name="P10" style:family="paragraph" style:parent-style-name="Standard">
      <style:text-properties officeooo:rsid="001df1d0" officeooo:paragraph-rsid="001df1d0"/>
    </style:style>
    <style:style style:name="P11" style:family="paragraph" style:parent-style-name="Standard">
      <style:text-properties officeooo:rsid="001df1d0" officeooo:paragraph-rsid="001eb77e"/>
    </style:style>
    <style:style style:name="P12" style:family="paragraph" style:parent-style-name="Standard">
      <style:paragraph-properties fo:text-align="end" style:justify-single-word="false"/>
      <style:text-properties style:text-underline-style="none" fo:font-weight="normal" officeooo:rsid="0019cc96" officeooo:paragraph-rsid="00202f49" style:font-weight-asian="normal" style:font-weight-complex="normal"/>
    </style:style>
    <style:style style:name="P13" style:family="paragraph" style:parent-style-name="Standard">
      <style:paragraph-properties fo:margin-left="1.251cm" fo:margin-right="0cm" fo:text-indent="0cm" style:auto-text-indent="false"/>
      <style:text-properties officeooo:rsid="0019cc96" officeooo:paragraph-rsid="001b82ca"/>
    </style:style>
    <style:style style:name="P14" style:family="paragraph" style:parent-style-name="Standard">
      <style:paragraph-properties fo:break-before="page"/>
      <style:text-properties officeooo:rsid="0019cc96" officeooo:paragraph-rsid="0019cc96"/>
    </style:style>
    <style:style style:name="P15" style:family="paragraph" style:parent-style-name="Standard">
      <style:paragraph-properties fo:margin-left="0cm" fo:margin-right="0cm" fo:text-align="center" style:justify-single-word="false" fo:text-indent="0cm" style:auto-text-indent="false"/>
      <style:text-properties officeooo:rsid="001d1a67" officeooo:paragraph-rsid="001d1a67"/>
    </style:style>
    <style:style style:name="T1" style:family="text">
      <style:text-properties officeooo:rsid="001b82ca"/>
    </style:style>
    <style:style style:name="T2" style:family="text">
      <style:text-properties officeooo:rsid="001bbb53"/>
    </style:style>
    <style:style style:name="T3" style:family="text">
      <style:text-properties officeooo:rsid="001c85d8"/>
    </style:style>
    <style:style style:name="T4" style:family="text">
      <style:text-properties officeooo:rsid="001d1a67"/>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9cc96" style:font-weight-asian="normal" style:font-weight-complex="normal"/>
    </style:style>
    <style:style style:name="T7" style:family="text">
      <style:text-properties style:text-underline-style="none" fo:font-weight="normal" officeooo:rsid="001d1a67" style:font-weight-asian="normal" style:font-weight-complex="normal"/>
    </style:style>
    <style:style style:name="T8" style:family="text">
      <style:text-properties style:text-underline-style="none" fo:font-weight="normal" officeooo:rsid="001bbb53" style:font-weight-asian="normal" style:font-weight-complex="normal"/>
    </style:style>
    <style:style style:name="T9" style:family="text">
      <style:text-properties style:text-underline-style="none" fo:font-weight="normal" officeooo:rsid="001e46d7" style:font-weight-asian="normal" style:font-weight-complex="normal"/>
    </style:style>
    <style:style style:name="T10" style:family="text">
      <style:text-properties style:text-underline-style="none" fo:font-weight="normal" officeooo:rsid="001eb77e" style:font-weight-asian="normal" style:font-weight-complex="normal"/>
    </style:style>
    <style:style style:name="T11" style:family="text">
      <style:text-properties style:text-underline-style="none" officeooo:rsid="001e46d7"/>
    </style:style>
    <style:style style:name="T12" style:family="text">
      <style:text-properties style:text-underline-style="none" officeooo:rsid="001eb77e"/>
    </style:style>
    <style:style style:name="T13" style:family="text">
      <style:text-properties style:text-underline-style="none" officeooo:rsid="00202f49"/>
    </style:style>
    <style:style style:name="T14" style:family="text">
      <style:text-properties officeooo:rsid="001e3d68"/>
    </style:style>
    <style:style style:name="T15" style:family="text">
      <style:text-properties officeooo:rsid="001e46d7"/>
    </style:style>
    <style:style style:name="T16" style:family="text">
      <style:text-properties officeooo:rsid="001eb77e"/>
    </style:style>
    <style:style style:name="T17" style:family="text">
      <style:text-properties officeooo:rsid="00202f49"/>
    </style:style>
    <number:date-style style:name="N37">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5">Zastupitelkám a zastupitelům hl. m. Prahy</text:span></text:p>
      <text:p text:style-name="P7"/>
      <text:p text:style-name="P12"><text:span text:style-name="T17">V Praze dne </text:span><text:date style:data-style-name="N37" text:date-value="2016-02-17T17:24:55.685513690" text:fixed="true">17.02.2016</text:date></text:p>
      <text:p text:style-name="P7"><text:span text:style-name="T5"/></text:p>
      <text:p text:style-name="P7"/>
      <text:p text:style-name="P7"/>
      <text:p text:style-name="P7">„<text:span text:style-name="T17">Nezvěstná“</text:span> oznámení podle Etického kodexu a jak <text:span text:style-name="T17">do budoucna zabránit další ztrátě</text:span></text:p>
      <text:p text:style-name="P10"/>
      <text:p text:style-name="P10">Vážená paní zastupitelko, vážený pane zastupiteli,</text:p>
      <text:p text:style-name="P10"/>
      <text:p text:style-name="P10">každý z nás šel do politiky s nějakými idejemi. Například já jsem šel do politiky s tím, že chci, aby byla <text:span text:style-name="T15">politika lidem </text:span>otevřenější a odpovědnější <text:span text:style-name="T16">a aby se v ní nekradlo a nepodvádělo</text:span>. </text:p>
      <text:p text:style-name="P10"/>
      <text:p text:style-name="P10">Nezbytnou podmínkou <text:span text:style-name="T16">toho </text:span>je, aby „záhadně“ nemizely dokumenty, které vypovídají o tom, kterak politik zbohatl či nezbohatl v politice, <text:span text:style-name="T15">tzv. majetková přiznání či oznámení podle Etického kodexu</text:span>. <text:span text:style-name="T16">Ta se podle platných předpisů již odevzdávají, ale ne vždy dojde na okamžik, kdy jsou potřeba.</text:span> </text:p>
      <text:p text:style-name="P10"/>
      <text:p text:style-name="P10">Bohužel <text:span text:style-name="T16">jsem na tuto věc narazil i</text:span> <text:span text:style-name="T16">v jednom </text:span>v konkrétním případě, kdy jsem si chtěl v souvislosti s kauzou Opencard ověřit oficiální informace o majetkových poměrech bývalého primátora Pavla Béma. <text:s/>Magistrát ani kontrolní výbor <text:span text:style-name="T15">oznámení podle Etického kodexu</text:span> za roky 2006-2010 nemají, ačkoliv je prokazatelně dostal<text:span text:style-name="T17">y</text:span>. Nikdo neví, kam zmizel<text:span text:style-name="T17">a</text:span>. <text:span text:style-name="T15">Jde o fatální selhání jednoho z nástrojů, který měl vnést do politiky transparenci.</text:span></text:p>
      <text:p text:style-name="P10"/>
      <text:p text:style-name="P10">Nejsem schopen posoudit, zda je ztráta oznámení něčí nedbalost či úmysl. Připadá mi ale jednoznačné, že to nesmíme nechat bez povšimnutí. Musíme navrhnout účinné opatření, aby se zmizení Etických kodexů již neopakovalo či aby se maximálně snížila jeho pravděpodobnost. Všichni ti, kdo <text:span text:style-name="T15">by se odmítali</text:span> <text:span text:style-name="T14">věcí </text:span>zabývat, by měli mít na zřeteli, že tím oslabují <text:span text:style-name="T15">nejen jeden z protikorupčních nástrojů, který má svůj význam, ale také důvěru občanů v politiky obecně</text:span>.</text:p>
      <text:p text:style-name="P10"/>
      <text:p text:style-name="P11">V příloze Vám zasílám návrh <text:span text:style-name="T16">usnesení</text:span><text:span text:style-name="T8">, </text:span><text:span text:style-name="T9">který navrhuji projednat na nadcházejícím zasedání Zastupitelstva hl. m. Prahy, </text:span><text:span text:style-name="T10">a to v bodu „k návrhu </text:span><text:span text:style-name="T6">na uchování oznámení podle Etického kodexu </text:span><text:span text:style-name="T7">v elektronické podobě </text:span><text:span text:style-name="T6">a </text:span><text:span text:style-name="T7">jejich </text:span><text:span text:style-name="T6">zveřejnění</text:span><text:span text:style-name="T8"> v případech, kdy k tomu byl udělen souhlas“.</text:span><text:span text:style-name="T9"> </text:span></text:p>
      <text:p text:style-name="P11"/>
      <text:p text:style-name="P5"><text:span text:style-name="T11">Žádám </text:span><text:span text:style-name="T12">tímto uctivě </text:span><text:span text:style-name="T11">Radu hl. m. Prahy, aby tento bod zařadila </text:span><text:span text:style-name="T13">do návrhu</text:span><text:span text:style-name="T11"> program</text:span><text:span text:style-name="T13">u</text:span><text:span text:style-name="T11"> jednání, </text:span><text:span text:style-name="T13">a pokud se tak nestane,</text:span><text:span text:style-name="T11"> </text:span><text:span text:style-name="T12">žádám Vás jako zastupitelky a zastupitele našeho slavného sboru, </text:span><text:span text:style-name="T11">abyste </text:span><text:span text:style-name="T12">odsouhlasili jeho zařazení do programu jednání </text:span><text:span text:style-name="T13">přímo na zasedání ZHMP</text:span><text:span text:style-name="T12">.</text:span></text:p>
      <text:p text:style-name="P10"/>
      <text:p text:style-name="P10">S pozdravem</text:p>
      <text:p text:style-name="P10"/>
      <text:p text:style-name="P10">Mgr. Bc. Jakub Michálek</text:p>
      <text:p text:style-name="P10">člen kontrolního výboru ZHMP</text:p>
      <text:p text:style-name="P10">předseda klubu Pirátů v ZHMP</text:p>
      <text:p text:style-name="P10"/>
      <text:p text:style-name="P10"/>
      <text:p text:style-name="P14">Zastupitelstvo hl. m. Prahy</text:p>
      <text:p text:style-name="P1"/>
      <text:p text:style-name="P2"><text:date style:data-style-name="N37" text:date-value="2016-02-17T17:24:55.685513690" text:fixed="true">17.02.2016</text:date></text:p>
      <text:p text:style-name="P1"/>
      <text:p text:style-name="P1"/>
      <text:p text:style-name="P6">Návrh na uchování oznámení podle Etického kodexu <text:span text:style-name="T4">v elektronické podobě </text:span>a <text:span text:style-name="T4">jejich </text:span>zveřejnění<text:span text:style-name="T2"> v případech, kdy k tomu byl udělen souhlas</text:span></text:p>
      <text:p text:style-name="P1"/>
      <text:p text:style-name="P1">Etický kodex člena Zastupitelstva hl. m. Prahy, schválený usnesením ZHMP č. 40/101 ze dne 16. 9. 2010, ve znění pozdějších usnesení ZHMP, se mění následovně:</text:p>
      <text:p text:style-name="P1"/>
      <text:p text:style-name="P3">Na konec čl. 9 se připojuje odst. 4, který zní: </text:p>
      <text:p text:style-name="P3"/>
      <text:p text:style-name="P13">„4) Předseda kontrolního výboru převede <text:span text:style-name="T1">všechna </text:span>obdržená oznámení do elektronické podoby <text:span text:style-name="T1">a uchovává je také v této podobě</text:span>. Na internetových stránkách hl. m. Prahy zveřejní <text:span text:style-name="T1"><text:s/></text:span>oznámení, <text:span text:style-name="T1">kde byl se zveřejněním udělen souhlas</text:span>.“</text:p>
      <text:p text:style-name="P1"/>
      <text:p text:style-name="P1">Odůvodnění:</text:p>
      <text:p text:style-name="P1"/>
      <text:p text:style-name="P4"><text:span text:style-name="T3">Jako člen kontrolního výboru jsem se ve druhé polovině roku 2015 zabýval s kauzou Opencard a jinými kauzami. Dne 10. 8. 2015 jsem požádal předsedkyni kontrolního výboru, aby mi poskytla oznámení podle Etického kodexu bývalých zastupitelů Pavla Béma a Petra Hulinského. (Oznámení podle Etického kodexu odevzdává každý zastupitel na základě toho, že podepsal Etický kodex ZHMP. Oznámení obsahuje údaje o majetkových poměrech zastupitele. )</text:span></text:p>
      <text:p text:style-name="P4"/>
      <text:p text:style-name="P4"><text:span text:style-name="T3">Podle vyjádření ředitelky Magistrátu hl. m. Prahy JUDr. Martiny Děvěrové, MPA, ze dne 22. 12. 2015, jsou „čestná prohlášení v současné době nezvěstná a nynější předsedkyně Kontrolního výboru ZHMP je nemá k dispozici“. Poslední zmínka o nich pochází ze dne 21. 4. 2011, kdy byla oznámení podle Etického kodexu za období 2003-2009 protokolárně předána paní Aleně Šenkýřové, sekretářce kontrolního výboru. Od té doby nikdo neví, co se s nimi stalo, a nepodařilo se to zjistit.</text:span></text:p>
      <text:p text:style-name="P1"/>
      <text:p text:style-name="P8"><text:span text:style-name="T3">Oznámení podle Etického kodexu je do značné míry majetkovým přiznáním zastupitele a nástrojem veřejné kontroly, že při výkonu veřejné funkce „záhadně“ nezbohatne</text:span>. <text:span text:style-name="T3">To, že se ztratilo majetkové přiznání Pavla Béma, Petra Hulinského a dalších zastupitelů, považuji za zcela nepřijatelné (aniž bych jim to chtěl osobně jakkoliv přičítat). Vyžaduje to od Zastupitelstva okamžité a systémové řešení, které zajistí, že se tento případ již nebude opakovat.</text:span> </text:p>
      <text:p text:style-name="P8"/>
      <text:p text:style-name="P8"><text:span text:style-name="T3">Doplňuji, že p</text:span>řed tímto návrhem jsem <text:span text:style-name="T3">předložil </text:span>kontrolním<text:span text:style-name="T3">u</text:span> výboru ZHMP komplexní <text:span text:style-name="T3">návrh, který však nezískal podporu. Proto se v tomto návrhu zaměřuji jen na hlavní věc, a to předejití ztrátě fyzických listinných dokumentů, k níž také došlo, a dále zavedení možnosti zveřejnit oznámení, kde k tomu byl udělen souhlas, což významně posílí transparenci zastupitelů. (Kvůli tomu netřeba žádná změna přílohy k Etickému kodexu, protože ta již počítá se zaškrtávacím polem, kde může oznamovatel se zveřejněním projevit souhlas.)</text:span></text:p>
      <text:p text:style-name="P8"/>
      <text:p text:style-name="P8"/>
      <text:p text:style-name="P15">Mgr. Bc. Jakub Michálek</text:p>
      <text:p text:style-name="P15">člen kontrolního výboru ZHMP</text:p>
      <text:p text:style-name="P15">předseda klubu Pirátů v ZMP</text:p>
      <text:p text:style-name="P9"/>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7T17:17:39.343933706</meta:creation-date>
    <dc:date>2016-02-17T18:55:35.294175329</dc:date>
    <meta:editing-duration>PT24S</meta:editing-duration>
    <meta:editing-cycles>1</meta:editing-cycles>
    <meta:document-statistic meta:table-count="0" meta:image-count="0" meta:object-count="0" meta:page-count="2" meta:paragraph-count="29" meta:word-count="724" meta:character-count="4736" meta:non-whitespace-character-count="4032"/>
    <meta:generator>LibreOffice/4.2.8.2$Linux_X86_64 LibreOffice_project/420m0$Build-2</meta:generator>
  </office:meta>
</office:document-meta>
</file>